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3d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3066696" calcext:value-type="float">
            <text:p>3066696</text:p>
          </table:table-cell>
          <table:table-cell office:value-type="float" office:value="0.9322" calcext:value-type="float">
            <text:p>0.9322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3d_m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809640" calcext:value-type="float">
            <text:p>809640</text:p>
          </table:table-cell>
          <table:table-cell office:value-type="float" office:value="0.9312" calcext:value-type="float">
            <text:p>0.93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d_mo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810568" calcext:value-type="float">
            <text:p>810568</text:p>
          </table:table-cell>
          <table:table-cell office:value-type="float" office:value="0.9361" calcext:value-type="float">
            <text:p>0.936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d_o</text:p>
          </table:table-cell>
          <table:table-cell table:style-name="ce1" office:value-type="float" office:value="157" calcext:value-type="float">
            <text:p>157</text:p>
          </table:table-cell>
          <table:table-cell office:value-type="float" office:value="3067528" calcext:value-type="float">
            <text:p>3067528</text:p>
          </table:table-cell>
          <table:table-cell office:value-type="float" office:value="0.9357" calcext:value-type="float">
            <text:p>0.935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d_om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810568" calcext:value-type="float">
            <text:p>810568</text:p>
          </table:table-cell>
          <table:table-cell office:value-type="float" office:value="0.9349" calcext:value-type="float">
            <text:p>0.934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x_dm</text:p>
          </table:table-cell>
          <table:table-cell table:style-name="ce1" office:value-type="float" office:value="268" calcext:value-type="float">
            <text:p>268</text:p>
          </table:table-cell>
          <table:table-cell office:value-type="float" office:value="93360" calcext:value-type="float">
            <text:p>93360</text:p>
          </table:table-cell>
          <table:table-cell office:value-type="float" office:value="0.9308" calcext:value-type="float">
            <text:p>0.9308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3x_dmo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96200" calcext:value-type="float">
            <text:p>96200</text:p>
          </table:table-cell>
          <table:table-cell office:value-type="float" office:value="0.7007" calcext:value-type="float">
            <text:p>0.700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x_do</text:p>
          </table:table-cell>
          <table:table-cell table:style-name="ce1" office:value-type="float" office:value="95" calcext:value-type="float">
            <text:p>95</text:p>
          </table:table-cell>
          <table:table-cell office:value-type="float" office:value="3069288" calcext:value-type="float">
            <text:p>3069288</text:p>
          </table:table-cell>
          <table:table-cell office:value-type="float" office:value="0.7464" calcext:value-type="float">
            <text:p>0.746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x_dom</text:p>
          </table:table-cell>
          <table:table-cell table:style-name="ce1" office:value-type="float" office:value="114" calcext:value-type="float">
            <text:p>114</text:p>
          </table:table-cell>
          <table:table-cell office:value-type="float" office:value="96200" calcext:value-type="float">
            <text:p>96200</text:p>
          </table:table-cell>
          <table:table-cell office:value-type="float" office:value="0.5214" calcext:value-type="float">
            <text:p>0.5214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 table:number-rows-repeated="8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E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01:40:51.957061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2:37:31.827310943</meta:creation-date>
    <dc:date>2019-06-21T01:55:02.497563149</dc:date>
    <meta:editing-duration>P1DT1H28M</meta:editing-duration>
    <meta:editing-cycles>7</meta:editing-cycles>
    <meta:generator>LibreOffice/5.1.6.2$Linux_X86_64 LibreOffice_project/10m0$Build-2</meta:generator>
    <meta:document-statistic meta:table-count="1" meta:cell-count="36" meta:object-count="0"/>
  </office:meta>
</office:document-meta>
</file>